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OperationsKontrakt 02:</text:span></text:p>
      <text:p text:style-name="Standard"/>
      <text:p text:style-name="Standard"><text:span text:style-name="T2">Operation:</text:span></text:p>
      <text:p text:style-name="Standard">vælgVæg(væg).</text:p>
      <text:p text:style-name="Standard"/>
      <text:p text:style-name="Standard"><text:span text:style-name="T2">Cross References:</text:span></text:p>
      <text:p text:style-name="Standard">UC01 - Forespørg på New-Yorker væg.</text:p>
      <text:p text:style-name="Standard"/>
      <text:p text:style-name="Standard"><text:span text:style-name="T2">Preconditions:</text:span></text:p>
      <text:list xml:id="list2359074098" text:style-name="WWNum1">
        <text:list-item>
          <text:p text:style-name="P2">En instans håndværker af Håndværker eksisterer.</text:p>
        </text:list-item>
        <text:list-item>
          <text:p text:style-name="P2">En instans katalog af Katalog eksisterer.</text:p>
        </text:list-item>
        <text:list-item>
          <text:p text:style-name="P2">håndværker bruger katalog.</text:p>
        </text:list-item>
        <text:list-item>
          <text:p text:style-name="P2">katalog består af væg.</text:p>
        </text:list-item>
      </text:list>
      <text:p text:style-name="P1"/>
      <text:p text:style-name="Standard"><text:span text:style-name="T2">Postconditions: </text:span></text:p>
      <text:p text:style-name="P1"/>
      <text:list xml:id="list2188600216" text:style-name="WWNum2">
        <text:list-item>
          <text:p text:style-name="P3"><text:s/>Håndværker har valgt væg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42" meta:character-count="294" meta:non-whitespace-character-count="267"/>
    <meta:generator>LibreOfficeDev/6.0.5.2$Linux_X86_64 LibreOffice_project/</meta:generator>
  </office:meta>
</office:document-meta>
</file>